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Физические </text:p>
          </table:table-cell>
          <table:table-cell office:value-type="string" calcext:value-type="string">
            <text:p>Умственные и специальные</text:p>
          </table:table-cell>
          <table:table-cell office:value-type="string" calcext:value-type="string">
            <text:p>Литературные</text:p>
          </table:table-cell>
          <table:table-cell office:value-type="string" calcext:value-type="string">
            <text:p>Конструктивно-технические</text:p>
          </table:table-cell>
          <table:table-cell office:value-type="string" calcext:value-type="string">
            <text:p>Музыкальные</text:p>
          </table:table-cell>
        </table:table-row>
        <table:table-row table:style-name="ro1">
          <table:table-cell office:value-type="string" calcext:value-type="string">
            <text:p>Довлатов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Шерлок Холмс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Мартин Иден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Обломов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Джеффри Гоинс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3:17:26.794611265</meta:creation-date>
    <dc:date>2021-11-28T14:19:16.541780095</dc:date>
    <meta:editing-duration>PT18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